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 fo:keep-together="always" fo:text-align="center" fo:margin-top="0.1388in" fo:margin-bottom="0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3" style:parent-style-name="Normal" style:family="paragraph">
      <style:paragraph-properties fo:keep-with-next="always" fo:keep-together="always" fo:text-align="center" fo:margin-top="0.1388in" fo:margin-bottom="0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4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5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6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7" style:parent-style-name="Normal" style:family="paragraph">
      <style:paragraph-properties fo:text-align="justify" fo:margin-bottom="0.1388in" fo:line-height="115%" fo:margin-left="0.25in">
        <style:tab-stops/>
      </style:paragraph-properties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8" style:parent-style-name="Normal" style:family="paragraph">
      <style:paragraph-properties fo:text-align="justify" fo:margin-bottom="0.1388in" fo:line-height="115%" fo:margin-left="0.25in">
        <style:tab-stops/>
      </style:paragraph-properties>
      <style:text-properties style:font-name-asian="Times New Roman" style:letter-kerning="false" fo:font-size="12pt" style:font-size-asian="12pt" style:font-size-complex="12pt" style:rfc-language-tag="es-ES_tradnl" fo:language="es"/>
    </style:style>
    <style:style style:name="P9" style:parent-style-name="Normal" style:family="paragraph">
      <style:paragraph-properties fo:text-align="justify" fo:margin-bottom="0.1388in" fo:line-height="115%" fo:margin-left="0.25in">
        <style:tab-stops/>
      </style:paragraph-properties>
      <style:text-properties style:font-name-asian="Times New Roman" style:letter-kerning="false" fo:font-size="12pt" style:font-size-asian="12pt" style:font-size-complex="12pt" style:rfc-language-tag="es-ES_tradnl" fo:language="es"/>
    </style:style>
    <style:style style:name="P10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1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2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3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4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5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6" style:parent-style-name="Descripción" style:family="paragraph">
      <style:paragraph-properties fo:keep-with-next="always" fo:text-align="center"/>
    </style:style>
    <style:style style:name="TableColumn18" style:family="table-column">
      <style:table-column-properties style:column-width="1.0798in" style:use-optimal-column-width="false"/>
    </style:style>
    <style:style style:name="TableColumn19" style:family="table-column">
      <style:table-column-properties style:column-width="2.559in" style:use-optimal-column-width="false"/>
    </style:style>
    <style:style style:name="TableColumn20" style:family="table-column">
      <style:table-column-properties style:column-width="2.0291in" style:use-optimal-column-width="false"/>
    </style:style>
    <style:style style:name="Table17" style:family="table">
      <style:table-properties style:width="5.668in" fo:margin-left="0in" table:align="center"/>
    </style:style>
    <style:style style:name="TableRow21" style:family="table-row">
      <style:table-row-properties style:min-row-height="0.191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fo:font-weight="bold" style:font-weight-asian="bold" style:letter-kerning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letter-kerning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Row28" style:family="table-row">
      <style:table-row-properties style:min-row-height="0.1812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letter-kerning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letter-kerning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letter-kerning="false"/>
    </style:style>
    <style:style style:name="P35" style:parent-style-name="Normal" style:family="paragraph">
      <style:paragraph-properties fo:margin-bottom="0in" fo:line-height="100%"/>
      <style:text-properties style:letter-kerning="false"/>
    </style:style>
    <style:style style:name="TableRow36" style:family="table-row">
      <style:table-row-properties style:min-row-height="0.1916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letter-kerning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letter-kerning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letter-kerning="false"/>
    </style:style>
    <style:style style:name="P43" style:parent-style-name="Normal" style:family="paragraph">
      <style:paragraph-properties fo:margin-bottom="0in" fo:line-height="100%"/>
      <style:text-properties style:letter-kerning="false"/>
    </style:style>
    <style:style style:name="TableRow44" style:family="table-row">
      <style:table-row-properties style:min-row-height="0.1916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letter-kerning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letter-kerning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letter-kerning="false"/>
    </style:style>
    <style:style style:name="P51" style:parent-style-name="Normal" style:family="paragraph">
      <style:paragraph-properties fo:margin-bottom="0in" fo:line-height="100%"/>
      <style:text-properties style:letter-kerning="false"/>
    </style:style>
    <style:style style:name="TableRow52" style:family="table-row">
      <style:table-row-properties style:min-row-height="0.1812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letter-kerning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letter-kerning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letter-kerning="false"/>
    </style:style>
    <style:style style:name="P59" style:parent-style-name="Normal" style:family="paragraph">
      <style:paragraph-properties fo:margin-bottom="0in" fo:line-height="100%"/>
      <style:text-properties style:letter-kerning="false"/>
    </style:style>
    <style:style style:name="TableRow60" style:family="table-row">
      <style:table-row-properties style:min-row-height="0.1812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letter-kerning="false"/>
    </style:style>
    <style:style style:name="P65" style:parent-style-name="Normal" style:family="paragraph">
      <style:paragraph-properties fo:margin-bottom="0in" fo:line-height="100%"/>
      <style:text-properties style:letter-kerning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letter-kerning="false"/>
    </style:style>
    <style:style style:name="P68" style:parent-style-name="Normal" style:family="paragraph">
      <style:paragraph-properties fo:margin-bottom="0in" fo:line-height="100%"/>
      <style:text-properties style:letter-kerning="false"/>
    </style:style>
    <style:style style:name="TableRow69" style:family="table-row">
      <style:table-row-properties style:min-row-height="0.1812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letter-kerning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letter-kerning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200%"/>
      <style:text-properties style:letter-kerning="false"/>
    </style:style>
    <style:style style:name="P76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77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78" style:parent-style-name="Normal" style:family="paragraph">
      <style:paragraph-properties fo:text-align="justify" fo:margin-bottom="0.1388in" fo:line-height="115%"/>
    </style:style>
    <style:style style:name="T79" style:parent-style-name="Fuentedepárrafopredeter." style:family="text"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T80" style:parent-style-name="Fuentedepárrafopredeter." style:family="text">
      <style:text-properties style:font-name-asian="Times New Roman" style:letter-kerning="false" fo:font-size="13pt" style:font-size-asian="13pt" style:font-size-complex="13pt"/>
    </style:style>
    <style:style style:name="P81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2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3" style:parent-style-name="Normal" style:family="paragraph">
      <style:paragraph-properties fo:text-align="justify" fo:margin-bottom="0.1388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84" style:parent-style-name="Normal" style:family="paragraph">
      <style:paragraph-properties fo:text-align="justify" fo:margin-bottom="0.1388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85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</office:automatic-styles>
  <office:body>
    <office:text text:use-soft-page-breaks="true">
      <text:p text:style-name="P1"/>
      <text:h text:style-name="P2" text:outline-level="2">Plan de pruebas de la historia de usuario Limpiar Filtro</text:h>
      <text:h text:style-name="P3" text:outline-level="2"/>
      <text:list text:style-name="LFO1" text:continue-numbering="true">
        <text:list-item>
          <text:p text:style-name="P4">Pruebas de interfaz (caso éxito y otra)</text:p>
        </text:list-item>
        <text:list-item>
          <text:p text:style-name="P5">Prueba unitaria/integración que utilice mocks</text:p>
        </text:list-item>
        <text:list-item>
          <text:p text:style-name="P6">Enumeración métodos que deberían ser probados</text:p>
        </text:list-item>
      </text:list>
      <text:p text:style-name="P7">Pruebas de interfaz</text:p>
      <text:p text:style-name="P8">En base a los casos de uso se identifican los siguientes escenarios, estos se llevan a cabo sobre el fichero de datos llamado “sample_movies_estela”:</text:p>
      <text:p text:style-name="P9">A1.HU: Limpiar filtro</text:p>
      <text:list text:style-name="LFO2" text:continue-numbering="true">
        <text:list-item>
          <text:p text:style-name="P10">Limpiar filtro (con filtro de género seleccionado)</text:p>
        </text:list-item>
        <text:list-item>
          <text:p text:style-name="P11">Limpiar filtro (con filtro de década seleccionado)</text:p>
        </text:list-item>
        <text:list-item>
          <text:p text:style-name="P12">Limpiar filtro (con ambos filtros seleccionado)</text:p>
        </text:list-item>
        <text:list-item>
          <text:p text:style-name="P13">Limpiar filtro (con ningún filtro seleccionado)</text:p>
        </text:list-item>
        <text:list-item>
          <text:p text:style-name="P14">Limpiar con error del servicio de datos<text:s/></text:p>
        </text:list-item>
        <text:list-item>
          <text:p text:style-name="P15">Limpiar con pérdida de red</text:p>
        </text:list-item>
      </text:list>
      <text:p text:style-name="P16">Tabla 1. Casos de prueba de interfaz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Identificador</text:p>
          </table:table-cell>
          <table:table-cell table:style-name="TableCell24">
            <text:p text:style-name="P25">Entrada / filtros seleccionados</text:p>
          </table:table-cell>
          <table:table-cell table:style-name="TableCell26">
            <text:p text:style-name="P27">Resultado esperado</text:p>
          </table:table-cell>
        </table:table-row>
        <table:table-row table:style-name="TableRow28">
          <table:table-cell table:style-name="TableCell29">
            <text:p text:style-name="P30">A1.a</text:p>
          </table:table-cell>
          <table:table-cell table:style-name="TableCell31">
            <text:p text:style-name="P32">Género: Acción(6)</text:p>
          </table:table-cell>
          <table:table-cell table:style-name="TableCell33">
            <text:p text:style-name="P34">El desplegable se cierra.</text:p>
            <text:p text:style-name="P35">La lista de películas muestra todas las películas del JSON (que son 9).</text:p>
          </table:table-cell>
        </table:table-row>
        <table:table-row table:style-name="TableRow36">
          <table:table-cell table:style-name="TableCell37">
            <text:p text:style-name="P38">A1.b</text:p>
          </table:table-cell>
          <table:table-cell table:style-name="TableCell39">
            <text:p text:style-name="P40">Década(2020-2029)</text:p>
          </table:table-cell>
          <table:table-cell table:style-name="TableCell41">
            <text:p text:style-name="P42">El desplegable se cierra.</text:p>
            <text:p text:style-name="P43">La lista de películas muestra todas las películas del JSON (que son 9).</text:p>
          </table:table-cell>
        </table:table-row>
        <table:table-row table:style-name="TableRow44">
          <table:table-cell table:style-name="TableCell45">
            <text:p text:style-name="P46">A1.c</text:p>
          </table:table-cell>
          <table:table-cell table:style-name="TableCell47">
            <text:p text:style-name="P48">Género: Suspense(4), Década: 2020-2029</text:p>
          </table:table-cell>
          <table:table-cell table:style-name="TableCell49">
            <text:p text:style-name="P50">El desplegable se cierra.</text:p>
            <text:p text:style-name="P51">La lista de películas muestra todas las películas del JSON (que son 9).</text:p>
          </table:table-cell>
        </table:table-row>
        <table:table-row table:style-name="TableRow52">
          <table:table-cell table:style-name="TableCell53">
            <text:p text:style-name="P54">A1.d</text:p>
          </table:table-cell>
          <table:table-cell table:style-name="TableCell55">
            <text:p text:style-name="P56">Ninguno seleccionado</text:p>
          </table:table-cell>
          <table:table-cell table:style-name="TableCell57">
            <text:p text:style-name="P58">El desplegable se cierra.</text:p>
            <text:p text:style-name="P59">La lista de películas muestra todas las películas del JSON (que son 9).</text:p>
          </table:table-cell>
        </table:table-row>
        <table:table-row table:style-name="TableRow60">
          <table:table-cell table:style-name="TableCell61">
            <text:p text:style-name="P62">A1.e</text:p>
          </table:table-cell>
          <table:table-cell table:style-name="TableCell63">
            <text:p text:style-name="P64">Cualquier valor</text:p>
            <text:p text:style-name="P65">Base de datos no accesible</text:p>
          </table:table-cell>
          <table:table-cell table:style-name="TableCell66">
            <text:p text:style-name="P67">El desplegable se cierra.</text:p>
            <text:p text:style-name="P68">Se muestra un popup o mensaje de error. ¿Pero si hay un error la pantalla o view no se va a quitar no???</text:p>
          </table:table-cell>
        </table:table-row>
        <table:table-row table:style-name="TableRow69">
          <table:table-cell table:style-name="TableCell70">
            <text:p text:style-name="P71">A1.f</text:p>
          </table:table-cell>
          <table:table-cell table:style-name="TableCell72">
            <text:p text:style-name="P73">Pérdida de conexión de red</text:p>
          </table:table-cell>
          <table:table-cell table:style-name="TableCell74">
            <text:p text:style-name="P75">“”</text:p>
          </table:table-cell>
        </table:table-row>
      </table:table>
      <text:p text:style-name="P76"/>
      <text:p text:style-name="P77">Sé cuántos resultados van a quedar -&gt; 0 (sí se limpia bien)</text:p>
      <text:p text:style-name="P78"><text:span text:style-name="T79">Limpieza con dos filtros -&gt;<text:s/></text:span><text:span text:style-name="T80">1. La vista del desplegable de filtros desaparece o se cierra. 2. La View o lista de películas ahora contiene el número total de películas disponibles en el JSON.</text:span></text:p>
      <text:p text:style-name="P81"/>
      <text:p text:style-name="P82"/>
      <text:p text:style-name="P83">Pruebas unitarias</text:p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style:font-name="Calibri" style:font-name-asian="Calibri" fo:font-weight="bold" style:font-weight-asian="bold" style:font-weight-complex="bold" fo:color="#156082" style:letter-kerning="false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FERNANDEZ, ESTELA</meta:initial-creator>
    <dc:creator>SIMON FERNANDEZ, ESTELA</dc:creator>
    <meta:creation-date>2025-10-15T15:55:00Z</meta:creation-date>
    <dc:date>2025-10-15T15:55:00Z</dc:date>
    <meta:template xlink:href="Normal" xlink:type="simple"/>
    <meta:editing-cycles>2</meta:editing-cycles>
    <meta:editing-duration>PT180S</meta:editing-duration>
    <meta:document-statistic meta:page-count="2" meta:paragraph-count="3" meta:word-count="269" meta:character-count="1751" meta:row-count="12" meta:non-whitespace-character-count="1485"/>
  </office:meta>
</office:document-meta>
</file>